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fb937" officeooo:paragraph-rsid="001fb937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c3c3c" style:font-name="Monospace" fo:font-size="10pt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c3c3c" style:font-name="Monospace" fo:font-size="10pt" officeooo:paragraph-rsid="001fb937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c3c3c" style:font-name="Monospace" fo:font-size="10pt" officeooo:rsid="001fb937" officeooo:paragraph-rsid="001fb937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0a0dd"/>
    </style:style>
    <style:style style:name="P7" style:family="paragraph" style:parent-style-name="Standard">
      <style:text-properties officeooo:rsid="002294e8" officeooo:paragraph-rsid="002294e8"/>
    </style:style>
    <style:style style:name="P8" style:family="paragraph" style:parent-style-name="Standard">
      <style:text-properties officeooo:rsid="00254f3c" officeooo:paragraph-rsid="00254f3c"/>
    </style:style>
    <style:style style:name="P9" style:family="paragraph" style:parent-style-name="Standard">
      <style:text-properties officeooo:rsid="00254f3c" officeooo:paragraph-rsid="00254f3c"/>
    </style:style>
    <style:style style:name="P10" style:family="paragraph" style:parent-style-name="Standard">
      <style:text-properties officeooo:rsid="0026d563" officeooo:paragraph-rsid="0026d563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weight="bold" style:font-weight-asian="bold"/>
    </style:style>
    <style:style style:name="T3" style:family="text">
      <style:text-properties fo:color="#3c3c3c" style:font-name="Monospace" fo:font-size="10pt" style:font-size-asian="10pt"/>
    </style:style>
    <style:style style:name="T4" style:family="text">
      <style:text-properties fo:color="#000000" style:font-name="Monospace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808000" style:font-name="Monospace" fo:font-size="10pt" style:font-size-asian="10pt"/>
    </style:style>
    <style:style style:name="T7" style:family="text">
      <style:text-properties style:font-name="Monospace"/>
    </style:style>
    <style:style style:name="T8" style:family="text">
      <style:text-properties fo:color="#008000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iggerHandler Classes-----</text:p>
      <text:p text:style-name="P1"/>
      <text:p text:style-name="P3"><text:span text:style-name="T2">public</text:span><text:span text:style-name="T7"> </text:span><text:span text:style-name="T2">with</text:span><text:span text:style-name="T7"> </text:span><text:span text:style-name="T2">sharing</text:span><text:span text:style-name="T7"> </text:span><text:span text:style-name="T2">class</text:span><text:span text:style-name="T7"> </text:span><text:span text:style-name="T4">HRCompensationPlanTriggerHandler</text:span><text:span text:style-name="T7"> {</text:span></text:p>
      <text:p text:style-name="P3"><text:tab/></text:p>
      <text:p text:style-name="P1"><text:span text:style-name="T3"><text:tab/> 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</text:span><text:span text:style-name="T5">BeforeInsertHRCompensationPlane</text:span><text:span text:style-name="T3">(</text:span><text:span text:style-name="T5">List</text:span><text:span text:style-name="T3">&lt;</text:span><text:span text:style-name="T5">SHCM__Compensation_Plan__c</text:span><text:span text:style-name="T3">&gt; </text:span><text:span text:style-name="T5">insertedNewListHRCompensationPlan</text:span><text:span text:style-name="T3">){</text:span></text:p>
      <text:p text:style-name="P3"><text:tab/> <text:tab/></text:p>
      <text:p text:style-name="P1"><text:span text:style-name="T3"><text:tab/> <text:tab/></text:span><text:span text:style-name="T5">BeforeInsertHRCompensationPlaneAction</text:span><text:span text:style-name="T3">(</text:span><text:span text:style-name="T5">insertedNewListHRCompensationPlan</text:span><text:span text:style-name="T3">);</text:span></text:p>
      <text:p text:style-name="P3"><text:tab/> </text:p>
      <text:p text:style-name="P3"><text:tab/> }</text:p>
      <text:p text:style-name="P3"><text:tab/> </text:p>
      <text:p text:style-name="P1"><text:span text:style-name="T3"><text:tab/> </text:span><text:span text:style-name="T1">private</text:span><text:span text:style-name="T3"> </text:span><text:span text:style-name="T1">static</text:span><text:span text:style-name="T3"> </text:span><text:span text:style-name="T1">void</text:span><text:span text:style-name="T3"> </text:span><text:span text:style-name="T5">BeforeInsertHRCompensationPlaneAction</text:span><text:span text:style-name="T3">(</text:span><text:span text:style-name="T5">List</text:span><text:span text:style-name="T3">&lt;</text:span><text:span text:style-name="T5">SHCM__Compensation_Plan__c</text:span><text:span text:style-name="T3">&gt; </text:span><text:span text:style-name="T5">insertedNewListHRCompensationPlan</text:span><text:span text:style-name="T3">){</text:span></text:p>
      <text:p text:style-name="P3"><text:tab/> <text:s/><text:tab/></text:p>
      <text:p text:style-name="P1"><text:span text:style-name="T3"><text:s text:c="4"/><text:tab/></text:span><text:span text:style-name="T1">Set</text:span><text:span text:style-name="T3">&lt;</text:span><text:span text:style-name="T5">String</text:span><text:span text:style-name="T3">&gt; </text:span><text:span text:style-name="T5">setHRCompensationPlaneId</text:span><text:span text:style-name="T3"> = </text:span><text:span text:style-name="T1">new</text:span><text:span text:style-name="T3"> </text:span><text:span text:style-name="T1">Set</text:span><text:span text:style-name="T3">&lt;</text:span><text:span text:style-name="T5">String</text:span><text:span text:style-name="T3">&gt;(); <text:s text:c="3"/></text:span><text:span text:style-name="T6">//When ViewAll Checked</text:span></text:p>
      <text:p text:style-name="P3"><text:tab/><text:tab/></text:p>
      <text:p text:style-name="P1"><text:span text:style-name="T3"><text:tab/><text:tab/></text:span><text:span text:style-name="T5">List</text:span><text:span text:style-name="T3">&lt;</text:span><text:span text:style-name="T5">SHCM__Compensation_Plan__c</text:span><text:span text:style-name="T3">&gt; </text:span><text:span text:style-name="T5">SHCM__Compensation_PlanList</text:span><text:span text:style-name="T3"> = </text:span><text:span text:style-name="T1">new</text:span><text:span text:style-name="T3"> </text:span><text:span text:style-name="T5">List</text:span><text:span text:style-name="T3">&lt;</text:span><text:span text:style-name="T5">SHCM__Compensation_Plan__c</text:span><text:span text:style-name="T3">&gt;(); </text:span></text:p>
      <text:p text:style-name="P3"><text:tab/><text:tab/> </text:p>
      <text:p text:style-name="P1"><text:span text:style-name="T3"><text:tab/><text:tab/></text:span><text:span text:style-name="T6">//SHCM__Compensation_Plan Id;</text:span></text:p>
      <text:p text:style-name="P1"><text:span text:style-name="T3"><text:tab/><text:tab/></text:span><text:span text:style-name="T1">for</text:span><text:span text:style-name="T3">(</text:span><text:span text:style-name="T5">SHCM__Compensation_Plan__c</text:span><text:span text:style-name="T3"> </text:span><text:span text:style-name="T5">objCon</text:span><text:span text:style-name="T3"> : </text:span><text:span text:style-name="T5">insertedNewHRCompensationPlan</text:span><text:span text:style-name="T3">){</text:span></text:p>
      <text:p text:style-name="P3"><text:tab/><text:tab/><text:tab/></text:p>
      <text:p text:style-name="P1"><text:span text:style-name="T3"><text:tab/><text:tab/><text:tab/></text:span><text:span text:style-name="T1">if</text:span><text:span text:style-name="T3">(</text:span><text:span text:style-name="T5">objCon</text:span><text:span text:style-name="T3"> != </text:span><text:span text:style-name="T1">NULL</text:span><text:span text:style-name="T3">){</text:span></text:p>
      <text:p text:style-name="P1"><text:span text:style-name="T3"><text:tab/><text:tab/><text:tab/><text:tab/></text:span><text:span text:style-name="T5">setHRCompensationPlaneId</text:span><text:span text:style-name="T3">.</text:span><text:span text:style-name="T5">add</text:span><text:span text:style-name="T3">(</text:span><text:span text:style-name="T5">objCon</text:span><text:span text:style-name="T3">.</text:span><text:span text:style-name="T5">id</text:span><text:span text:style-name="T3">); <text:s text:c="7"/></text:span><text:span text:style-name="T6">//ViewAll is Checked;</text:span></text:p>
      <text:p text:style-name="P3"><text:tab/><text:tab/><text:tab/>}<text:tab/></text:p>
      <text:p text:style-name="P3"><text:tab/><text:tab/>}</text:p>
      <text:p text:style-name="P3"><text:tab/><text:tab/></text:p>
      <text:p text:style-name="P1"><text:span text:style-name="T3"><text:tab/><text:tab/></text:span><text:span text:style-name="T1">for</text:span><text:span text:style-name="T3">(</text:span><text:span text:style-name="T5">SHCM__Compensation_Plan__c</text:span><text:span text:style-name="T3"> </text:span><text:span text:style-name="T5">objComPlan</text:span><text:span text:style-name="T3"> : [</text:span><text:span text:style-name="T1">select</text:span><text:span text:style-name="T3"> </text:span><text:span text:style-name="T5">id</text:span><text:span text:style-name="T3">,</text:span><text:span text:style-name="T5">SHCM__reviewingManager__c</text:span><text:span text:style-name="T3">,</text:span><text:span text:style-name="T5">SHCM__reviewingManager__r</text:span><text:span text:style-name="T3">.</text:span><text:span text:style-name="T5">name</text:span><text:span text:style-name="T3">,</text:span><text:span text:style-name="T5">SHCM__reviewingManager__r</text:span><text:span text:style-name="T3">.</text:span><text:span text:style-name="T5">SHCM__active__c</text:span><text:span text:style-name="T3"> </text:span><text:span text:style-name="T1">from</text:span><text:span text:style-name="T3"> </text:span><text:span text:style-name="T5">SHCM__Compensation_Plan__c</text:span><text:span text:style-name="T3"> </text:span><text:span text:style-name="T1">where</text:span><text:span text:style-name="T3"> </text:span><text:span text:style-name="T5">id</text:span><text:span text:style-name="T3"> </text:span><text:span text:style-name="T5">in</text:span><text:span text:style-name="T3">:</text:span><text:span text:style-name="T5">setHRCompensationPlaneId</text:span><text:span text:style-name="T3">])</text:span></text:p>
      <text:p text:style-name="P3"><text:tab/> <text:s text:c="3"/>{</text:p>
      <text:p text:style-name="P1"><text:span text:style-name="T3"><text:tab/> <text:s text:c="5"/></text:span><text:span text:style-name="T1">for</text:span><text:span text:style-name="T3">(</text:span><text:span text:style-name="T5">SHCM__Contact_HCM__c</text:span><text:span text:style-name="T3"> </text:span><text:span text:style-name="T5">objContactHCM</text:span><text:span text:style-name="T3"> :</text:span><text:span text:style-name="T5">objComPla</text:span><text:span text:style-name="T3">.</text:span><text:span text:style-name="T5">SHCM__reviewingManager__c</text:span><text:span text:style-name="T3">) <text:tab/></text:span></text:p>
      <text:p text:style-name="P3"><text:tab/> <text:s text:c="5"/>{</text:p>
      <text:p text:style-name="P1"><text:span text:style-name="T3"><text:tab/> <text:s text:c="5"/><text:tab/></text:span><text:span text:style-name="T1">if</text:span><text:span text:style-name="T3">(</text:span><text:span text:style-name="T5">objContactHCM</text:span><text:span text:style-name="T3">.</text:span><text:span text:style-name="T5">SHCM__active__c</text:span><text:span text:style-name="T3"> == </text:span><text:span text:style-name="T1">true</text:span><text:span text:style-name="T3">){</text:span></text:p>
      <text:p text:style-name="P3"><text:tab/> <text:s text:c="5"/><text:tab/><text:tab/></text:p>
      <text:p text:style-name="P1"><text:span text:style-name="T3"><text:tab/> <text:s text:c="5"/><text:tab/> <text:s/></text:span><text:span text:style-name="T5">objComPlan</text:span><text:span text:style-name="T3">.</text:span><text:span text:style-name="T5">SHCM__reviewingManager__c</text:span><text:span text:style-name="T3"> = </text:span><text:span text:style-name="T5">objContactHCM</text:span><text:span text:style-name="T3">.</text:span><text:span text:style-name="T5">SHCM__reviewingManager__c</text:span><text:span text:style-name="T3">.</text:span><text:span text:style-name="T5">name</text:span><text:span text:style-name="T3">;</text:span></text:p>
      <text:p text:style-name="P1"><text:span text:style-name="T3"><text:tab/> <text:s text:c="5"/><text:tab/> <text:s/></text:span><text:span text:style-name="T5">SHCM__Compensation_PlanList</text:span><text:span text:style-name="T3">.</text:span><text:span text:style-name="T5">add</text:span><text:span text:style-name="T3">(</text:span><text:span text:style-name="T5">objComPlan</text:span><text:span text:style-name="T3">);</text:span></text:p>
      <text:p text:style-name="P3"><text:tab/> <text:s text:c="5"/><text:tab/>}</text:p>
      <text:p text:style-name="P3"><text:tab/> <text:s text:c="5"/>} <text:s text:c="6"/></text:p>
      <text:p text:style-name="P3"><text:tab/> <text:s text:c="5"/></text:p>
      <text:p text:style-name="P3"><text:tab/> <text:s text:c="3"/>}</text:p>
      <text:p text:style-name="P3"><text:tab/> <text:s text:c="3"/></text:p>
      <text:p text:style-name="P1"><text:span text:style-name="T3"><text:tab/> <text:s text:c="3"/></text:span><text:span text:style-name="T1">if</text:span><text:span text:style-name="T3">(</text:span><text:span text:style-name="T5">SHCM__Compensation_PlanList</text:span><text:span text:style-name="T3"> != </text:span><text:span text:style-name="T1">null</text:span><text:span text:style-name="T3">){</text:span></text:p>
      <text:p text:style-name="P1"><text:span text:style-name="T3"><text:tab/> <text:tab/> <text:s text:c="3"/></text:span><text:span text:style-name="T1">insert</text:span><text:span text:style-name="T3"> </text:span><text:span text:style-name="T5">SHCM__Compensation_PlanList</text:span><text:span text:style-name="T3">;</text:span></text:p>
      <text:p text:style-name="P3"><text:tab/> <text:s text:c="3"/>}</text:p>
      <text:p text:style-name="P3"><text:tab/> }</text:p>
      <text:p text:style-name="P3"><text:tab/> <text:s/></text:p>
      <text:p text:style-name="P1"><text:span text:style-name="T3"><text:tab/> 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</text:span><text:span text:style-name="T5">BeforeUpdateHRCompensationPlane</text:span><text:span text:style-name="T3">(</text:span><text:span text:style-name="T5">Map</text:span><text:span text:style-name="T3">&lt;</text:span><text:span text:style-name="T5">Id</text:span><text:span text:style-name="T3">,</text:span><text:span text:style-name="T5">SHCM__Compensation_Plan__c</text:span><text:span text:style-name="T3">&gt; </text:span><text:span text:style-name="T5">updateNewHRCompensationPlan</text:span><text:span text:style-name="T3">,</text:span><text:span text:style-name="T5">Map</text:span><text:span text:style-name="T3">&lt;</text:span><text:span text:style-name="T5">Id</text:span><text:span text:style-name="T3">,</text:span><text:span text:style-name="T5">SHCM__Compensation_Plan__c</text:span><text:span text:style-name="T3">&gt; </text:span><text:span text:style-name="T5">updateOldHRCompensationPlan</text:span><text:span text:style-name="T3">){</text:span></text:p>
      <text:p text:style-name="P3"><text:tab/> <text:tab/></text:p>
      <text:p text:style-name="P3"><text:tab/> }</text:p>
      <text:p text:style-name="P3"><text:soft-page-break/></text:p>
      <text:p text:style-name="P6"/>
      <text:p text:style-name="P1"/>
      <text:p text:style-name="P5">trigger---</text:p>
      <text:p text:style-name="P2"/>
      <text:p text:style-name="P4"><text:span text:style-name="T2">trigger</text:span><text:span text:style-name="T7"> </text:span><text:span text:style-name="T4">HRCompensationPlanTrigger</text:span><text:span text:style-name="T7"> </text:span><text:span text:style-name="T2">on</text:span><text:span text:style-name="T7"> </text:span><text:span text:style-name="T4">SHCM__Compensation_Plan__c</text:span><text:span text:style-name="T7"> (</text:span><text:span text:style-name="T2">before</text:span><text:span text:style-name="T7"> </text:span><text:span text:style-name="T2">insert</text:span><text:span text:style-name="T7">, </text:span><text:span text:style-name="T2">before</text:span><text:span text:style-name="T7"> </text:span><text:span text:style-name="T2">update</text:span><text:span text:style-name="T7">) {</text:span></text:p>
      <text:p text:style-name="P3"><text:tab/></text:p>
      <text:p text:style-name="P1"><text:span text:style-name="T3"><text:tab/> <text:s/></text:span><text:span text:style-name="T1">if</text:span><text:span text:style-name="T3">(</text:span><text:span text:style-name="T5">Trigger</text:span><text:span text:style-name="T3">.</text:span><text:span text:style-name="T5">isBefore</text:span><text:span text:style-name="T3">){</text:span></text:p>
      <text:p text:style-name="P3"><text:tab/> <text:s/><text:tab/></text:p>
      <text:p text:style-name="P1"><text:span text:style-name="T3"><text:tab/> <text:s/><text:tab/><text:tab/></text:span><text:span text:style-name="T1">if</text:span><text:span text:style-name="T3">(</text:span><text:span text:style-name="T5">Trigger</text:span><text:span text:style-name="T3">.</text:span><text:span text:style-name="T5">IsInsert</text:span><text:span text:style-name="T3">){</text:span></text:p>
      <text:p text:style-name="P3"><text:s text:c="7"/></text:p>
      <text:p text:style-name="P1"><text:span text:style-name="T3"><text:s text:c="6"/><text:tab/><text:tab/><text:tab/></text:span><text:span text:style-name="T5">HRCompensationPlanTriggerHandler</text:span><text:span text:style-name="T3">.</text:span><text:span text:style-name="T5">BeforeInsertHRCompensationPlane</text:span><text:span text:style-name="T3">(</text:span><text:span text:style-name="T5">Trigger</text:span><text:span text:style-name="T3">.</text:span><text:span text:style-name="T1">new</text:span><text:span text:style-name="T3">);</text:span></text:p>
      <text:p text:style-name="P3"><text:tab/> </text:p>
      <text:p text:style-name="P3"><text:tab/> <text:s text:c="8"/>}</text:p>
      <text:p text:style-name="P3"><text:tab/> <text:s/></text:p>
      <text:p text:style-name="P1"><text:span text:style-name="T3"><text:tab/> <text:s text:c="7"/></text:span><text:span text:style-name="T1">if</text:span><text:span text:style-name="T3">(</text:span><text:span text:style-name="T5">Trigger</text:span><text:span text:style-name="T3">.</text:span><text:span text:style-name="T5">IsUpdate</text:span><text:span text:style-name="T3">){</text:span></text:p>
      <text:p text:style-name="P3"><text:tab/> <text:s text:c="2"/></text:p>
      <text:p text:style-name="P1"><text:span text:style-name="T3"><text:tab/> <text:s text:c="2"/><text:tab/> <text:s text:c="7"/></text:span><text:span text:style-name="T5">HRCompensationPlanTriggerHandler</text:span><text:span text:style-name="T3">.</text:span><text:span text:style-name="T5">BeforeUpdateHRCompensationPlane</text:span><text:span text:style-name="T3">(</text:span><text:span text:style-name="T5">Trigger</text:span><text:span text:style-name="T3">.</text:span><text:span text:style-name="T5">newmap</text:span><text:span text:style-name="T3">,</text:span><text:span text:style-name="T5">Trigger</text:span><text:span text:style-name="T3">.</text:span><text:span text:style-name="T5">oldmap</text:span><text:span text:style-name="T3">);</text:span></text:p>
      <text:p text:style-name="P3"><text:tab/> <text:s text:c="2"/><text:tab/></text:p>
      <text:p text:style-name="P3"><text:tab/> <text:s text:c="7"/>}</text:p>
      <text:p text:style-name="P3"><text:tab/> <text:s text:c="7"/></text:p>
      <text:p text:style-name="P3"><text:tab/> <text:s/>}</text:p>
      <text:p text:style-name="P3">}</text:p>
      <text:p text:style-name="P4"/>
      <text:p text:style-name="P5"/>
      <text:p text:style-name="P7">I have to try to make a query from both objects SHCM__Compensation_Plan__c, SHCM__Contact_HCM__r parent to child and child query it does not make the query. please check it</text:p>
      <text:p text:style-name="P7"/>
      <text:p text:style-name="P7"/>
      <text:p text:style-name="P7"/>
      <text:p text:style-name="P7"><text:span text:style-name="T1">public</text:span><text:span text:style-name="T3"> </text:span><text:span text:style-name="T1">with</text:span><text:span text:style-name="T3"> </text:span><text:span text:style-name="T1">sharing</text:span><text:span text:style-name="T3"> </text:span><text:span text:style-name="T1">class</text:span><text:span text:style-name="T3"> </text:span><text:span text:style-name="T5">HRCompensationPlanTriggerHandler</text:span><text:span text:style-name="T3"> {</text:span></text:p>
      <text:p text:style-name="P3"><text:tab/></text:p>
      <text:p text:style-name="P1"><text:span text:style-name="T3"><text:tab/> 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</text:span><text:span text:style-name="T5">BeforeInsertHRCompensationPlane</text:span><text:span text:style-name="T3">(</text:span><text:span text:style-name="T5">List</text:span><text:span text:style-name="T3">&lt;</text:span><text:span text:style-name="T5">SHCM__Compensation_Plan__c</text:span><text:span text:style-name="T3">&gt; </text:span><text:span text:style-name="T5">insertedNewListHRCompensationPlan</text:span><text:span text:style-name="T3">){</text:span></text:p>
      <text:p text:style-name="P3"><text:tab/> <text:tab/></text:p>
      <text:p text:style-name="P1"><text:span text:style-name="T3"><text:tab/> <text:tab/></text:span><text:span text:style-name="T5">BeforeInsertHRCompensationPlaneAction</text:span><text:span text:style-name="T3">(</text:span><text:span text:style-name="T5">insertedNewListHRCompensationPlan</text:span><text:span text:style-name="T3">);</text:span></text:p>
      <text:p text:style-name="P3"><text:tab/> </text:p>
      <text:p text:style-name="P3"><text:tab/> }</text:p>
      <text:p text:style-name="P3"><text:tab/> </text:p>
      <text:p text:style-name="P1"><text:span text:style-name="T3"><text:tab/> </text:span><text:span text:style-name="T1">private</text:span><text:span text:style-name="T3"> </text:span><text:span text:style-name="T1">static</text:span><text:span text:style-name="T3"> </text:span><text:span text:style-name="T1">void</text:span><text:span text:style-name="T3"> </text:span><text:span text:style-name="T5">BeforeInsertHRCompensationPlaneAction</text:span><text:span text:style-name="T3">(</text:span><text:span text:style-name="T5">List</text:span><text:span text:style-name="T3">&lt;</text:span><text:span text:style-name="T5">SHCM__Compensation_Plan__c</text:span><text:span text:style-name="T3">&gt; </text:span><text:span text:style-name="T5">insertedNewListHRCompensationPlan</text:span><text:span text:style-name="T3">){</text:span></text:p>
      <text:p text:style-name="P3"><text:tab/> <text:s/><text:tab/></text:p>
      <text:p text:style-name="P1"><text:span text:style-name="T3"><text:s text:c="4"/><text:tab/></text:span><text:span text:style-name="T1">Set</text:span><text:span text:style-name="T3">&lt;</text:span><text:span text:style-name="T5">String</text:span><text:span text:style-name="T3">&gt; </text:span><text:span text:style-name="T5">setHRCompensationPlaneId</text:span><text:span text:style-name="T3"> = </text:span><text:span text:style-name="T1">new</text:span><text:span text:style-name="T3"> </text:span><text:span text:style-name="T1">Set</text:span><text:span text:style-name="T3">&lt;</text:span><text:span text:style-name="T5">String</text:span><text:span text:style-name="T3">&gt;(); <text:s text:c="3"/></text:span><text:span text:style-name="T6">//When ViewAll Checked</text:span></text:p>
      <text:p text:style-name="P3"><text:tab/><text:tab/></text:p>
      <text:p text:style-name="P1"><text:span text:style-name="T3"><text:tab/><text:tab/></text:span><text:span text:style-name="T5">List</text:span><text:span text:style-name="T3">&lt;</text:span><text:span text:style-name="T5">SHCM__Compensation_Plan__c</text:span><text:span text:style-name="T3">&gt; </text:span><text:span text:style-name="T5">SHCM__Compensation_PlanList</text:span><text:span text:style-name="T3"> = </text:span><text:span text:style-name="T1">new</text:span><text:span text:style-name="T3"> </text:span><text:span text:style-name="T5">List</text:span><text:span text:style-name="T3">&lt;</text:span><text:span text:style-name="T5">SHCM__Compensation_Plan__c</text:span><text:span text:style-name="T3">&gt;(); </text:span></text:p>
      <text:p text:style-name="P3"><text:tab/><text:tab/> </text:p>
      <text:p text:style-name="P1"><text:span text:style-name="T3"><text:tab/><text:tab/></text:span><text:span text:style-name="T6">//SHCM__Compensation_Plan Id;</text:span></text:p>
      <text:p text:style-name="P1"><text:span text:style-name="T3"><text:tab/><text:tab/></text:span><text:span text:style-name="T1">for</text:span><text:span text:style-name="T3">(</text:span><text:span text:style-name="T5">SHCM__Compensation_Plan__c</text:span><text:span text:style-name="T3"> </text:span><text:span text:style-name="T5">objCon</text:span><text:span text:style-name="T3"> : </text:span><text:span text:style-name="T5">insertedNewListHRCompensationPlan</text:span><text:span text:style-name="T3">){</text:span></text:p>
      <text:p text:style-name="P3"><text:soft-page-break/><text:tab/><text:tab/><text:tab/></text:p>
      <text:p text:style-name="P1"><text:span text:style-name="T3"><text:tab/><text:tab/><text:tab/></text:span><text:span text:style-name="T1">system</text:span><text:span text:style-name="T3">.</text:span><text:span text:style-name="T5">debug</text:span><text:span text:style-name="T3">(</text:span><text:span text:style-name="T8">'objCon-----'</text:span><text:span text:style-name="T3">+</text:span><text:span text:style-name="T5">objCon</text:span><text:span text:style-name="T3">);</text:span></text:p>
      <text:p text:style-name="P1"><text:span text:style-name="T3"><text:tab/><text:tab/><text:tab/></text:span><text:span text:style-name="T1">if</text:span><text:span text:style-name="T3">(</text:span><text:span text:style-name="T5">objCon</text:span><text:span text:style-name="T3"> != </text:span><text:span text:style-name="T1">NULL</text:span><text:span text:style-name="T3">){</text:span></text:p>
      <text:p text:style-name="P1"><text:span text:style-name="T3"><text:tab/><text:tab/><text:tab/><text:tab/></text:span><text:span text:style-name="T5">setHRCompensationPlaneId</text:span><text:span text:style-name="T3">.</text:span><text:span text:style-name="T5">add</text:span><text:span text:style-name="T3">(</text:span><text:span text:style-name="T5">objCon</text:span><text:span text:style-name="T3">.</text:span><text:span text:style-name="T5">id</text:span><text:span text:style-name="T3">); <text:s text:c="7"/></text:span><text:span text:style-name="T6">//ViewAll is Checked;</text:span></text:p>
      <text:p text:style-name="P3"><text:tab/><text:tab/><text:tab/>}<text:tab/></text:p>
      <text:p text:style-name="P3"><text:tab/><text:tab/>}</text:p>
      <text:p text:style-name="P3"><text:tab/><text:tab/></text:p>
      <text:p text:style-name="P1"><text:span text:style-name="T3"><text:tab/><text:tab/></text:span><text:span text:style-name="T1">for</text:span><text:span text:style-name="T3">(</text:span><text:span text:style-name="T5">SHCM__Compensation_Plan__c</text:span><text:span text:style-name="T3"> </text:span><text:span text:style-name="T5">objComPlan</text:span><text:span text:style-name="T3"> : [</text:span><text:span text:style-name="T1">select</text:span><text:span text:style-name="T3"> </text:span><text:span text:style-name="T5">id</text:span><text:span text:style-name="T3">,</text:span><text:span text:style-name="T5">SHCM__reviewingManager__c</text:span><text:span text:style-name="T3">,</text:span><text:span text:style-name="T5">SHCM__reviewingManager__r</text:span><text:span text:style-name="T3">.</text:span><text:span text:style-name="T5">name</text:span><text:span text:style-name="T3">,</text:span><text:span text:style-name="T5">SHCM__reviewingManager__r</text:span><text:span text:style-name="T3">.</text:span><text:span text:style-name="T5">SHCM__active__c</text:span><text:span text:style-name="T3"> </text:span><text:span text:style-name="T1">from</text:span><text:span text:style-name="T3"> </text:span><text:span text:style-name="T5">SHCM__Compensation_Plan__c</text:span><text:span text:style-name="T3"> </text:span><text:span text:style-name="T1">where</text:span><text:span text:style-name="T3"> </text:span><text:span text:style-name="T5">id</text:span><text:span text:style-name="T3"> </text:span><text:span text:style-name="T5">in</text:span><text:span text:style-name="T3">:</text:span><text:span text:style-name="T5">setHRCompensationPlaneId</text:span><text:span text:style-name="T3">])</text:span></text:p>
      <text:p text:style-name="P3"><text:tab/> <text:s text:c="3"/>{</text:p>
      <text:p text:style-name="P1"><text:span text:style-name="T3"><text:tab/> <text:s text:c="5"/></text:span><text:span text:style-name="T1">system</text:span><text:span text:style-name="T3">.</text:span><text:span text:style-name="T5">debug</text:span><text:span text:style-name="T3">(</text:span><text:span text:style-name="T8">'objComPlan------'</text:span><text:span text:style-name="T3">+</text:span><text:span text:style-name="T5">objComPlan</text:span><text:span text:style-name="T3">);</text:span></text:p>
      <text:p text:style-name="P1"><text:span text:style-name="T3"><text:tab/> <text:s text:c="5"/></text:span><text:span text:style-name="T1">for</text:span><text:span text:style-name="T3">(</text:span><text:span text:style-name="T5">SHCM__Contact_HCM__c</text:span><text:span text:style-name="T3"> </text:span><text:span text:style-name="T5">objContactHCM</text:span><text:span text:style-name="T3"> :</text:span><text:span text:style-name="T5">objComPla</text:span><text:span text:style-name="T3">.</text:span><text:span text:style-name="T5">SHCM__reviewingManager__c</text:span><text:span text:style-name="T3">) <text:tab/></text:span></text:p>
      <text:p text:style-name="P3"><text:tab/> <text:s text:c="5"/>{</text:p>
      <text:p text:style-name="P1"><text:span text:style-name="T3"><text:tab/> <text:s text:c="5"/><text:tab/></text:span><text:span text:style-name="T1">system</text:span><text:span text:style-name="T3">.</text:span><text:span text:style-name="T5">debug</text:span><text:span text:style-name="T3">(</text:span><text:span text:style-name="T8">'objContactHCM------'</text:span><text:span text:style-name="T3">+</text:span><text:span text:style-name="T5">objContactHCM</text:span><text:span text:style-name="T3">);</text:span></text:p>
      <text:p text:style-name="P1"><text:span text:style-name="T3"><text:tab/> <text:s text:c="5"/><text:tab/></text:span><text:span text:style-name="T1">if</text:span><text:span text:style-name="T3">(</text:span><text:span text:style-name="T5">objContactHCM</text:span><text:span text:style-name="T3">.</text:span><text:span text:style-name="T5">SHCM__active__c</text:span><text:span text:style-name="T3"> == </text:span><text:span text:style-name="T1">true</text:span><text:span text:style-name="T3">){</text:span></text:p>
      <text:p text:style-name="P3"><text:tab/> <text:s text:c="5"/><text:tab/><text:tab/></text:p>
      <text:p text:style-name="P1"><text:span text:style-name="T3"><text:tab/> <text:s text:c="5"/><text:tab/> <text:s/></text:span><text:span text:style-name="T5">objComPlan</text:span><text:span text:style-name="T3">.</text:span><text:span text:style-name="T5">SHCM__reviewingManager__c</text:span><text:span text:style-name="T3"> = </text:span><text:span text:style-name="T5">objContactHCM</text:span><text:span text:style-name="T3">.</text:span><text:span text:style-name="T5">SHCM__reviewingManager__c</text:span><text:span text:style-name="T3">.</text:span><text:span text:style-name="T5">name</text:span><text:span text:style-name="T3">;</text:span></text:p>
      <text:p text:style-name="P1"><text:span text:style-name="T3"><text:tab/> <text:s text:c="5"/><text:tab/> <text:s/></text:span><text:span text:style-name="T5">SHCM__Compensation_PlanList</text:span><text:span text:style-name="T3">.</text:span><text:span text:style-name="T5">add</text:span><text:span text:style-name="T3">(</text:span><text:span text:style-name="T5">objComPlan</text:span><text:span text:style-name="T3">);</text:span></text:p>
      <text:p text:style-name="P3"><text:tab/> <text:s text:c="5"/><text:tab/>}</text:p>
      <text:p text:style-name="P3"><text:tab/> <text:s text:c="5"/>} <text:s text:c="6"/></text:p>
      <text:p text:style-name="P3"><text:tab/> <text:s text:c="5"/></text:p>
      <text:p text:style-name="P3"><text:tab/> <text:s text:c="3"/>}</text:p>
      <text:p text:style-name="P3"><text:tab/> <text:s text:c="3"/></text:p>
      <text:p text:style-name="P1"><text:span text:style-name="T3"><text:tab/> <text:s text:c="3"/></text:span><text:span text:style-name="T1">if</text:span><text:span text:style-name="T3">(</text:span><text:span text:style-name="T5">SHCM__Compensation_PlanList</text:span><text:span text:style-name="T3"> != </text:span><text:span text:style-name="T1">null</text:span><text:span text:style-name="T3">){</text:span></text:p>
      <text:p text:style-name="P1"><text:span text:style-name="T3"><text:tab/> <text:tab/> <text:s text:c="3"/></text:span><text:span text:style-name="T1">insert</text:span><text:span text:style-name="T3"> </text:span><text:span text:style-name="T5">SHCM__Compensation_PlanList</text:span><text:span text:style-name="T3">;</text:span></text:p>
      <text:p text:style-name="P3"><text:tab/> <text:s text:c="3"/>}</text:p>
      <text:p text:style-name="P3"><text:tab/> }</text:p>
      <text:p text:style-name="P3"><text:tab/> <text:s/></text:p>
      <text:p text:style-name="P1"><text:span text:style-name="T3"><text:tab/> 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</text:span><text:span text:style-name="T5">BeforeUpdateHRCompensationPlane</text:span><text:span text:style-name="T3">(</text:span><text:span text:style-name="T5">Map</text:span><text:span text:style-name="T3">&lt;</text:span><text:span text:style-name="T5">Id</text:span><text:span text:style-name="T3">,</text:span><text:span text:style-name="T5">SHCM__Compensation_Plan__c</text:span><text:span text:style-name="T3">&gt; </text:span><text:span text:style-name="T5">updateNewHRCompensationPlan</text:span><text:span text:style-name="T3">,</text:span><text:span text:style-name="T5">Map</text:span><text:span text:style-name="T3">&lt;</text:span><text:span text:style-name="T5">Id</text:span><text:span text:style-name="T3">,</text:span><text:span text:style-name="T5">SHCM__Compensation_Plan__c</text:span><text:span text:style-name="T3">&gt; </text:span><text:span text:style-name="T5">updateOldHRCompensationPlan</text:span><text:span text:style-name="T3">){</text:span></text:p>
      <text:p text:style-name="P3"><text:tab/> <text:tab/></text:p>
      <text:p text:style-name="P3"><text:tab/> }</text:p>
      <text:p text:style-name="P3"><text:tab/> </text:p>
      <text:p text:style-name="P3"><text:s text:c="4"/></text:p>
      <text:p text:style-name="P3">}</text:p>
      <text:p text:style-name="P7"/>
      <text:p text:style-name="P7"/>
      <text:p text:style-name="P7"><text:span text:style-name="T1">trigger</text:span><text:span text:style-name="T3"> </text:span><text:span text:style-name="T5">HRCompensationPlanTrigger</text:span><text:span text:style-name="T3"> </text:span><text:span text:style-name="T1">on</text:span><text:span text:style-name="T3"> </text:span><text:span text:style-name="T5">SHCM__Compensation_Plan__c</text:span><text:span text:style-name="T3"> (</text:span><text:span text:style-name="T1">before</text:span><text:span text:style-name="T3"> </text:span><text:span text:style-name="T1">insert</text:span><text:span text:style-name="T3">, </text:span><text:span text:style-name="T1">before</text:span><text:span text:style-name="T3"> </text:span><text:span text:style-name="T1">update</text:span><text:span text:style-name="T3">) {</text:span></text:p>
      <text:p text:style-name="P3"><text:tab/></text:p>
      <text:p text:style-name="P1"><text:span text:style-name="T3"><text:tab/> <text:s/></text:span><text:span text:style-name="T1">if</text:span><text:span text:style-name="T3">(</text:span><text:span text:style-name="T5">Trigger</text:span><text:span text:style-name="T3">.</text:span><text:span text:style-name="T5">isBefore</text:span><text:span text:style-name="T3">){</text:span></text:p>
      <text:p text:style-name="P3"><text:tab/> <text:s/><text:tab/></text:p>
      <text:p text:style-name="P1"><text:span text:style-name="T3"><text:tab/> <text:s/><text:tab/><text:tab/></text:span><text:span text:style-name="T1">if</text:span><text:span text:style-name="T3">(</text:span><text:span text:style-name="T5">Trigger</text:span><text:span text:style-name="T3">.</text:span><text:span text:style-name="T5">IsInsert</text:span><text:span text:style-name="T3">){</text:span></text:p>
      <text:p text:style-name="P3"><text:s text:c="7"/></text:p>
      <text:p text:style-name="P1"><text:span text:style-name="T3"><text:s text:c="6"/><text:tab/><text:tab/><text:tab/></text:span><text:span text:style-name="T5">HRCompensationPlanTriggerHandler</text:span><text:span text:style-name="T3">.</text:span><text:span text:style-name="T5">BeforeInsertHRCompensationPlane</text:span><text:span text:style-name="T3">(</text:span><text:span text:style-name="T5">Trigger</text:span><text:span text:style-name="T3">.</text:span><text:span text:style-name="T1">new</text:span><text:span text:style-name="T3">);</text:span></text:p>
      <text:p text:style-name="P3"><text:tab/> </text:p>
      <text:p text:style-name="P3"><text:tab/> <text:s text:c="8"/>}</text:p>
      <text:p text:style-name="P3"><text:tab/> <text:s/></text:p>
      <text:p text:style-name="P1"><text:span text:style-name="T3"><text:tab/> <text:s text:c="7"/></text:span><text:span text:style-name="T1">if</text:span><text:span text:style-name="T3">(</text:span><text:span text:style-name="T5">Trigger</text:span><text:span text:style-name="T3">.</text:span><text:span text:style-name="T5">IsUpdate</text:span><text:span text:style-name="T3">){</text:span></text:p>
      <text:p text:style-name="P3"><text:tab/> <text:s text:c="2"/></text:p>
      <text:p text:style-name="P1"><text:span text:style-name="T3"><text:tab/> <text:s text:c="2"/><text:tab/> <text:s text:c="7"/></text:span><text:span text:style-name="T5">HRCompensationPlanTriggerHandler</text:span><text:span text:style-name="T3">.</text:span><text:span text:style-name="T5">BeforeUpdateHRCompensationPlane</text:span><text:span text:style-name="T3">(</text:span><text:span text:style-name="T5">Trigger</text:span><text:span text:style-name="T3">.</text:span><text:span text:style-name="T5">newmap</text:span><text:span text:style-name="T3">,</text:span><text:span text:style-name="T5">Trigger</text:span><text:span text:style-name="T3">.</text:span><text:span text:style-name="T5">oldmap</text:span><text:span text:style-name="T3">);</text:span></text:p>
      <text:p text:style-name="P3"><text:soft-page-break/><text:tab/> <text:s text:c="2"/><text:tab/></text:p>
      <text:p text:style-name="P3"><text:tab/> <text:s text:c="7"/>}</text:p>
      <text:p text:style-name="P3"><text:tab/> <text:s text:c="7"/></text:p>
      <text:p text:style-name="P3"><text:tab/> <text:s/>}</text:p>
      <text:p text:style-name="P3">}</text:p>
      <text:p text:style-name="P7"/>
      <text:p text:style-name="P7"/>
      <text:p text:style-name="P7"/>
      <text:p text:style-name="P8">final trigger after complet recods <text:s/>---</text:p>
      <text:p text:style-name="P8"/>
      <text:p text:style-name="P8">public with sharing class HRCompensationPlanTriggerHandler {</text:p>
      <text:p text:style-name="P8"><text:s text:c="4"/></text:p>
      <text:p text:style-name="P8"><text:s text:c="5"/>public static void BeforeInsertHRCompensationPlane(List&lt;SHCM__Compensation_Plan__c&gt; insertedNewListHRCompensationPlan){</text:p>
      <text:p text:style-name="P8"><text:s text:c="8"/></text:p>
      <text:p text:style-name="P8"><text:s text:c="8"/>BeforeInsertHRCompensationPlaneAction(insertedNewListHRCompensationPlan);</text:p>
      <text:p text:style-name="P8"><text:s text:c="5"/></text:p>
      <text:p text:style-name="P8"><text:s text:c="5"/>}</text:p>
      <text:p text:style-name="P8"><text:s text:c="5"/></text:p>
      <text:p text:style-name="P8"><text:s text:c="5"/>private static void BeforeInsertHRCompensationPlaneAction(List&lt;SHCM__Compensation_Plan__c&gt; insertedNewListHRCompensationPlan){</text:p>
      <text:p text:style-name="P8"><text:s text:c="8"/></text:p>
      <text:p text:style-name="P8"><text:s text:c="8"/>Set&lt;String&gt; setHRCompensationPlaneOwnerId = new Set&lt;String&gt;(); <text:s text:c="3"/>//When ViewAll Checked</text:p>
      <text:p text:style-name="P8"><text:s text:c="8"/></text:p>
      <text:p text:style-name="P8"><text:s text:c="8"/>List&lt;SHCM__Compensation_Plan__c&gt; CompensationPlanList = new List&lt;SHCM__Compensation_Plan__c&gt;(); </text:p>
      <text:p text:style-name="P8"><text:s text:c="9"/></text:p>
      <text:p text:style-name="P8"><text:s text:c="8"/>//SHCM__Compensation_Plan Id;</text:p>
      <text:p text:style-name="P8"><text:s text:c="8"/>for(SHCM__Compensation_Plan__c objCon : insertedNewListHRCompensationPlan){</text:p>
      <text:p text:style-name="P8"><text:s text:c="12"/></text:p>
      <text:p text:style-name="P8"><text:s text:c="12"/>system.debug('objCon-----'+objCon);</text:p>
      <text:p text:style-name="P8"><text:s text:c="12"/>if(objCon != NULL){</text:p>
      <text:p text:style-name="P8"><text:s text:c="16"/>system.debug('objCon-----------'+objCon.Ownerid);</text:p>
      <text:p text:style-name="P8"><text:s text:c="16"/>setHRCompensationPlaneOwnerId.add(objCon.Ownerid); <text:s text:c="7"/>//ViewAll is Checked;</text:p>
      <text:p text:style-name="P8"><text:s text:c="12"/>} <text:s text:c="2"/></text:p>
      <text:p text:style-name="P8"><text:s text:c="8"/>}</text:p>
      <text:p text:style-name="P8"><text:s text:c="8"/>List&lt;SHCM__Contact_HCM__c&gt; ListContactHCM = [select id ,SHCM__active__c,owner.id,SHCM__reviewingManager__c,SHCM__salesforceUser__c from SHCM__Contact_HCM__c where OwnerId != null and <text:s/>OwnerId in:setHRCompensationPlaneOwnerId];</text:p>
      <text:p text:style-name="P8"><text:s text:c="8"/>system.debug('ListContactHCM-----'+ListContactHCM);</text:p>
      <text:p text:style-name="P8"><text:s text:c="9"/></text:p>
      <text:p text:style-name="P8"><text:s text:c="8"/>for(SHCM__Compensation_Plan__c objComPlan :insertedNewListHRCompensationPlan)</text:p>
      <text:p text:style-name="P8"><text:s text:c="8"/>{</text:p>
      <text:p text:style-name="P8"><text:s text:c="10"/>system.debug('objComPlan------'+objComPlan);</text:p>
      <text:p text:style-name="P8"><text:s text:c="10"/>for(SHCM__Contact_HCM__c objContactHCM :ListContactHCM)</text:p>
      <text:p text:style-name="P8"><text:s text:c="10"/>{</text:p>
      <text:p text:style-name="P8"><text:s text:c="12"/>system.debug('objContactHCM -----'+objContactHCM +objContactHCM.SHCM__active__c +objComPlan.OwnerId);</text:p>
      <text:p text:style-name="P8"><text:s text:c="13"/>if(objContactHCM.SHCM__active__c == true &amp;&amp; objContactHCM.OwnerId == objComPlan.OwnerId)</text:p>
      <text:p text:style-name="P8"><text:soft-page-break/><text:s text:c="13"/>{ <text:s/></text:p>
      <text:p text:style-name="P8"><text:s text:c="18"/>system.debug('objContactHCM.SHCM__reviewingManager__c'+objContactHCM.SHCM__reviewingManager__c); <text:s/></text:p>
      <text:p text:style-name="P8"><text:s text:c="18"/>system.debug('objContactHCM.SHCM__reviewingManager__c'+objContactHCM.SHCM__salesforceUser__c);</text:p>
      <text:p text:style-name="P8"><text:s text:c="18"/>objComPlan.SHCM__reviewingManager__c = objContactHCM.SHCM__reviewingManager__c; </text:p>
      <text:p text:style-name="P8"><text:s text:c="18"/>objComPlan.SHCM__reviewingManagerUser__c = objContactHCM.SHCM__salesforceUser__c; </text:p>
      <text:p text:style-name="P8"><text:s text:c="18"/>objComPlan.SHCM__status__c='Saved';</text:p>
      <text:p text:style-name="P8"><text:s text:c="18"/>CompensationPlanList.add(objComPlan); <text:s/></text:p>
      <text:p text:style-name="P8"><text:s text:c="18"/>system.debug('CompensationPlanList------'+CompensationPlanList);</text:p>
      <text:p text:style-name="P8"><text:s text:c="13"/>}</text:p>
      <text:p text:style-name="P8"><text:s text:c="10"/>} <text:s text:c="6"/></text:p>
      <text:p text:style-name="P8"><text:s text:c="8"/>}</text:p>
      <text:p text:style-name="P8"><text:s text:c="8"/></text:p>
      <text:p text:style-name="P8"><text:s text:c="5"/>} </text:p>
      <text:p text:style-name="P8"><text:s text:c="6"/></text:p>
      <text:p text:style-name="P8"><text:s text:c="5"/>public static void BeforeUpdateHRCompensationPlane(List&lt;SHCM__Compensation_Plan__c&gt; updateNewHRCompensationPlan,Map&lt;Id,SHCM__Compensation_Plan__c&gt; updateOldMapHRCompensationPlan){</text:p>
      <text:p text:style-name="P8"><text:s text:c="5"/></text:p>
      <text:p text:style-name="P8"><text:s text:c="6"/>BeforeUpdataHRCompensationPlaneAction(updateNewHRCompensationPlan, updateOldMapHRCompensationPlan); <text:s text:c="2"/></text:p>
      <text:p text:style-name="P8"><text:s text:c="5"/>}</text:p>
      <text:p text:style-name="P8"><text:s text:c="5"/></text:p>
      <text:p text:style-name="P8"><text:s text:c="5"/>private static void BeforeUpdataHRCompensationPlaneAction(List&lt;SHCM__Compensation_Plan__c&gt; updateNewHRCompensationPlan,Map&lt;Id,SHCM__Compensation_Plan__c&gt; updateOldMapHRCompensationPlan){</text:p>
      <text:p text:style-name="P8"><text:s text:c="5"/></text:p>
      <text:p text:style-name="P8"><text:s text:c="6"/>Set&lt;String&gt; setHRCompensationPlaneOwnerId = new Set&lt;String&gt;(); <text:s text:c="3"/>//When ViewAll Checked</text:p>
      <text:p text:style-name="P8"><text:s text:c="8"/></text:p>
      <text:p text:style-name="P8"><text:s text:c="8"/>List&lt;SHCM__Compensation_Plan__c&gt; CompensationPlanList = new List&lt;SHCM__Compensation_Plan__c&gt;(); </text:p>
      <text:p text:style-name="P8"><text:s text:c="9"/></text:p>
      <text:p text:style-name="P8"><text:s text:c="8"/>//SHCM__Compensation_Plan Id;</text:p>
      <text:p text:style-name="P8"><text:s text:c="8"/>for(SHCM__Compensation_Plan__c objCon : updateNewHRCompensationPlan){</text:p>
      <text:p text:style-name="P8"><text:s text:c="12"/></text:p>
      <text:p text:style-name="P8"><text:s text:c="12"/>system.debug('objCon-----'+objCon);</text:p>
      <text:p text:style-name="P8"><text:s text:c="12"/>if(objCon != NULL){</text:p>
      <text:p text:style-name="P8"><text:s text:c="16"/>system.debug('objCon-----------'+objCon.Ownerid);</text:p>
      <text:p text:style-name="P8"><text:s text:c="16"/>setHRCompensationPlaneOwnerId.add(objCon.Ownerid); <text:s text:c="7"/>//ViewAll is Checked;</text:p>
      <text:p text:style-name="P8"><text:s text:c="12"/>} <text:s text:c="2"/></text:p>
      <text:p text:style-name="P8"><text:s text:c="8"/>}</text:p>
      <text:p text:style-name="P8"><text:s text:c="8"/>List&lt;SHCM__Contact_HCM__c&gt; ListContactHCM = [select id ,SHCM__active__c,owner.id,SHCM__reviewingManager__c,SHCM__salesforceUser__c from SHCM__Contact_HCM__c where OwnerId != null and <text:s/>OwnerId in:setHRCompensationPlaneOwnerId];</text:p>
      <text:p text:style-name="P8"><text:soft-page-break/><text:s text:c="8"/>system.debug('ListContactHCM-----'+ListContactHCM);</text:p>
      <text:p text:style-name="P8"><text:s text:c="9"/></text:p>
      <text:p text:style-name="P8"><text:s text:c="8"/>for(SHCM__Compensation_Plan__c objComPlan :updateNewHRCompensationPlan)</text:p>
      <text:p text:style-name="P8"><text:s text:c="8"/>{</text:p>
      <text:p text:style-name="P8"><text:s text:c="10"/>system.debug('New List Of compensatin plan--'+updateNewHRCompensationPlan);</text:p>
      <text:p text:style-name="P8"><text:s text:c="10"/>system.debug('Old List Of compensatin plan--'+updateOldMapHRCompensationPlan);</text:p>
      <text:p text:style-name="P8"><text:s text:c="10"/>SHCM__Compensation_Plan__c CompensationPlanOldOwnerId = updateOldMapHRCompensationPlan.get(objComPlan.id);</text:p>
      <text:p text:style-name="P8"><text:s text:c="10"/></text:p>
      <text:p text:style-name="P8"><text:s text:c="10"/>// objComPlan.OwnerId != CompensationPlanOldOwnerId.OwnerId &amp;&amp;</text:p>
      <text:p text:style-name="P8"><text:s text:c="10"/>system.debug('CompensationPlanOldOwnerId'+CompensationPlanOldOwnerId);</text:p>
      <text:p text:style-name="P8"><text:s text:c="10"/>system.debug('updateOldMapHRCompensationPlan.containsKey(objComPlan.id)'+updateOldMapHRCompensationPlan.containsKey(objComPlan.id));</text:p>
      <text:p text:style-name="P8"><text:s text:c="10"/>If( updateOldMapHRCompensationPlan.containsKey(objComPlan.id)){</text:p>
      <text:p text:style-name="P8"><text:s text:c="10"/></text:p>
      <text:p text:style-name="P8"><text:s text:c="14"/>system.debug('objComPlan------'+objComPlan);</text:p>
      <text:p text:style-name="P8"><text:s text:c="14"/>for(SHCM__Contact_HCM__c objContactHCM :ListContactHCM)</text:p>
      <text:p text:style-name="P8"><text:s text:c="14"/>{</text:p>
      <text:p text:style-name="P8"><text:s text:c="16"/>system.debug('objContactHCM -----'+objContactHCM +objContactHCM.SHCM__active__c +objComPlan.OwnerId);</text:p>
      <text:p text:style-name="P8"><text:s text:c="16"/>system.debug('objContactHCM.SHCM__active__c'+objContactHCM.SHCM__active__c);</text:p>
      <text:p text:style-name="P8"><text:s text:c="16"/>if(objContactHCM.SHCM__active__c == true <text:s/>&amp;&amp; objContactHCM.OwnerId != null) </text:p>
      <text:p text:style-name="P8"><text:s text:c="17"/>{ <text:s/></text:p>
      <text:p text:style-name="P8"><text:s text:c="22"/>system.debug('objContactHCM.SHCM__reviewingManager__c'+objContactHCM.SHCM__reviewingManager__c); <text:s/></text:p>
      <text:p text:style-name="P8"><text:s text:c="22"/>system.debug('objContactHCM.SHCM__reviewingManager__c'+objContactHCM.SHCM__salesforceUser__c);</text:p>
      <text:p text:style-name="P8"><text:s text:c="22"/>objComPlan.SHCM__reviewingManager__c = objContactHCM.SHCM__reviewingManager__c; </text:p>
      <text:p text:style-name="P8"><text:s text:c="22"/>objComPlan.SHCM__reviewingManagerUser__c = objContactHCM.SHCM__salesforceUser__c; </text:p>
      <text:p text:style-name="P8"><text:s text:c="22"/>CompensationPlanList.add(objComPlan); <text:s/></text:p>
      <text:p text:style-name="P8"><text:s text:c="22"/>system.debug('CompensationPlanList------'+CompensationPlanList);</text:p>
      <text:p text:style-name="P8"><text:s text:c="17"/>}</text:p>
      <text:p text:style-name="P8"><text:s text:c="14"/>} <text:s/></text:p>
      <text:p text:style-name="P8"><text:s text:c="11"/>} <text:s text:c="7"/></text:p>
      <text:p text:style-name="P8"><text:s text:c="8"/>}</text:p>
      <text:p text:style-name="P8"><text:s text:c="7"/></text:p>
      <text:p text:style-name="P8"><text:s text:c="5"/>}</text:p>
      <text:p text:style-name="P8"><text:s text:c="5"/></text:p>
      <text:p text:style-name="P8"><text:s text:c="4"/></text:p>
      <text:p text:style-name="P8">}</text:p>
      <text:p text:style-name="P8"/>
      <text:p text:style-name="P8"/>
      <text:p text:style-name="P10">Trigger of SHCM_HRCompBudget__c</text:p>
      <text:p text:style-name="P10"/>
      <text:p text:style-name="P10">Trigger</text:p>
      <text:p text:style-name="P10">trigger HCMCompBudgetTrigger on SHCM__HRCompBudget__c (before insert, before update, <text:soft-page-break/>after Update) {</text:p>
      <text:p text:style-name="P10"><text:s text:c="4"/></text:p>
      <text:p text:style-name="P10"><text:s text:c="4"/>if(Trigger.IsBefore){</text:p>
      <text:p text:style-name="P10"><text:s text:c="8"/>if(Trigger.IsInsert){</text:p>
      <text:p text:style-name="P10"><text:s text:c="12"/>CompBudgetTriggerHandler.beforeInsertHRCompBudget(Trigger.new);</text:p>
      <text:p text:style-name="P10"><text:s text:c="8"/>}</text:p>
      <text:p text:style-name="P10"><text:s text:c="8"/>if(Trigger.IsUpdate){</text:p>
      <text:p text:style-name="P10"><text:s text:c="13"/>CompBudgetTriggerHandler.beforeUpdateHRCompBudget(Trigger.new, Trigger.Oldmap);</text:p>
      <text:p text:style-name="P10"><text:s text:c="8"/>}</text:p>
      <text:p text:style-name="P10"><text:s text:c="4"/></text:p>
      <text:p text:style-name="P10"><text:s text:c="4"/>}</text:p>
      <text:p text:style-name="P10"/>
      <text:p text:style-name="P10"><text:s text:c="4"/>if(Trigger.isAfter &amp;&amp; Trigger.isUpdate)</text:p>
      <text:p text:style-name="P10"><text:s text:c="4"/>{ <text:s text:c="3"/></text:p>
      <text:p text:style-name="P10"><text:s text:c="8"/>CompBudgetTriggerHandler.onAfterUpdate(trigger.new, trigger.oldMap);</text:p>
      <text:p text:style-name="P10"><text:s text:c="4"/>}</text:p>
      <text:p text:style-name="P10"><text:s text:c="4"/></text:p>
      <text:p text:style-name="P10"><text:s text:c="3"/></text:p>
      <text:p text:style-name="P10">}</text:p>
      <text:p text:style-name="P10"/>
      <text:p text:style-name="P10">Handler Class</text:p>
      <text:p text:style-name="P10"/>
      <text:p text:style-name="P10">public class CompBudgetTriggerHandler{</text:p>
      <text:p text:style-name="P10"/>
      <text:p text:style-name="P10"><text:s text:c="2"/>public Static void onAfterUpdate(list&lt;SHCM__HRCompBudget__c&gt; lCompBudget ,map&lt;id,SHCM__HRCompBudget__c&gt; mCompBudget)</text:p>
      <text:p text:style-name="P10"><text:s text:c="3"/>{</text:p>
      <text:p text:style-name="P10"><text:s text:c="11"/>AfterUpdate(lCompBudget,mCompBudget);</text:p>
      <text:p text:style-name="P10"><text:s text:c="3"/>}</text:p>
      <text:p text:style-name="P10"><text:s text:c="2"/>private Static void AfterUpdate(list&lt;SHCM__HRCompBudget__c&gt; lCompBudget ,map&lt;id,SHCM__HRCompBudget__c&gt; mCompBudget)</text:p>
      <text:p text:style-name="P10"><text:s text:c="4"/>{</text:p>
      <text:p text:style-name="P10"><text:s text:c="8"/>list&lt;SHCM__Transaction__c&gt; lst = new list&lt;SHCM__Transaction__c&gt;();</text:p>
      <text:p text:style-name="P10"><text:s text:c="8"/>SHCM__Transaction__c compTrans;</text:p>
      <text:p text:style-name="P10"><text:s text:c="8"/>for(SHCM__HRCompBudget__c obj: lCompBudget){</text:p>
      <text:p text:style-name="P10"><text:s text:c="8"/>if(obj.SHCM__compBudget__c != mCompBudget.get(obj.id).SHCM__compBudget__c)</text:p>
      <text:p text:style-name="P10"><text:s text:c="9"/>compTrans = <text:s/>new SHCM__Transaction__c();</text:p>
      <text:p text:style-name="P10"><text:s text:c="7"/>compTrans.SHCM__apiName__c = 'SHCM__compBudget__c';</text:p>
      <text:p text:style-name="P10"><text:s text:c="8"/>compTrans.SHCM__apiNamelabel__c = 'compBudget';</text:p>
      <text:p text:style-name="P10"><text:s text:c="8"/>compTrans.SHCM__compBudget__c = obj.id;</text:p>
      <text:p text:style-name="P10"><text:s text:c="8"/>compTrans.SHCM__costCode__c = obj.SHCM__organization__r.SHCM__costCode__r.Name;</text:p>
      <text:p text:style-name="P10"><text:s text:c="8"/>//compTrans.SHCM__newDateTime__c = </text:p>
      <text:p text:style-name="P10"><text:s text:c="10"/>compTrans.SHCM__createdDateTime__c = obj.CreatedDate;</text:p>
      <text:p text:style-name="P10"><text:s text:c="9"/>//compTrans.SHCM__isCurrent__c = </text:p>
      <text:p text:style-name="P10"><text:s text:c="10"/>compTrans.SHCM__newAmount__c = obj.SHCM__compBudget__c;</text:p>
      <text:p text:style-name="P10"><text:s text:c="8"/>//compTrans.SHCM__objectID__c = obj.id;</text:p>
      <text:p text:style-name="P10"><text:s text:c="8"/>compTrans.SHCM__objectName__c = 'HR-Comp Budget';</text:p>
      <text:p text:style-name="P10"><text:s text:c="8"/>compTrans.SHCM__oldAmount__c = mCompBudget.get(obj.id).SHCM__compBudget__c;</text:p>
      <text:p text:style-name="P10"><text:s text:c="8"/>//compTrans.</text:p>
      <text:p text:style-name="P10"><text:s text:c="7"/>compTrans.SHCM__timePeriod__r =obj.SHCM__timePeriod__r; <text:s text:c="6"/></text:p>
      <text:p text:style-name="P10"><text:s text:c="7"/>lst.add(compTrans);</text:p>
      <text:p text:style-name="P10"><text:soft-page-break/><text:s text:c="8"/>}</text:p>
      <text:p text:style-name="P10"><text:s text:c="3"/>if(lst.size() &gt; 0)</text:p>
      <text:p text:style-name="P10"><text:s text:c="3"/>{</text:p>
      <text:p text:style-name="P10"><text:s text:c="6"/>insert lst;</text:p>
      <text:p text:style-name="P10"><text:s text:c="4"/>} </text:p>
      <text:p text:style-name="P10"><text:s text:c="4"/>} </text:p>
      <text:p text:style-name="P10"><text:s text:c="4"/></text:p>
      <text:p text:style-name="P10"><text:s text:c="4"/></text:p>
      <text:p text:style-name="P10"><text:s text:c="4"/>public static void beforeInsertHRCompBudget(List&lt;SHCM__HRCompBudget__c&gt; insertedNewListHRCompBudget){</text:p>
      <text:p text:style-name="P10"><text:s text:c="8"/>beforeInsertHRCompBudgetAction(insertedNewListHRCompBudget);</text:p>
      <text:p text:style-name="P10"><text:s text:c="4"/>} </text:p>
      <text:p text:style-name="P10"><text:s text:c="4"/></text:p>
      <text:p text:style-name="P10"><text:s text:c="4"/>private Static void beforeInsertHRCompBudgetAction(List&lt;SHCM__HRCompBudget__c&gt; insertedNewListHRCompBudget){</text:p>
      <text:p text:style-name="P10"><text:s text:c="4"/></text:p>
      <text:p text:style-name="P10"><text:s text:c="8"/>Set&lt;String&gt; setHRCompBudgetId = new Set&lt;String&gt;();</text:p>
      <text:p text:style-name="P10"><text:s text:c="7"/></text:p>
      <text:p text:style-name="P10"><text:s text:c="8"/>for(SHCM__HRCompBudget__c objCon : insertedNewListHRCompBudget){</text:p>
      <text:p text:style-name="P10"><text:s text:c="12"/></text:p>
      <text:p text:style-name="P10"><text:s text:c="12"/>system.debug('objCon-----'+objCon);</text:p>
      <text:p text:style-name="P10"><text:s text:c="12"/>if(objCon != NULL){</text:p>
      <text:p text:style-name="P10"><text:s text:c="16"/>system.debug('objCon-----------'+objCon.id);</text:p>
      <text:p text:style-name="P10"><text:s text:c="16"/>setHRCompBudgetId.add(objCon.id); </text:p>
      <text:p text:style-name="P10"><text:s text:c="12"/>} <text:s text:c="2"/></text:p>
      <text:p text:style-name="P10"><text:s text:c="8"/>}</text:p>
      <text:p text:style-name="P10"><text:s text:c="8"/></text:p>
      <text:p text:style-name="P10"><text:s text:c="8"/>List&lt;SHCM__HR_Organization__c&gt; ListSHCMHROrganization = [Select id ,SHCM__currentTimePeriod__c,SHCM__currentTimePeriod__r.name, SHCM__parentOrganization__c, SHCM__parentOrganization__r.name,SHCM__masterOrganization__c,SHCM__masterOrganization__r.name from SHCM__HR_Organization__c]; </text:p>
      <text:p text:style-name="P10"><text:s text:c="8"/>System.debug('ListSHCMHROrganization---'+ListSHCMHROrganization);</text:p>
      <text:p text:style-name="P10"><text:s text:c="8"/></text:p>
      <text:p text:style-name="P10"><text:s text:c="8"/>for(SHCM__HRCompBudget__c HRComBugetObj:insertedNewListHRCompBudget){</text:p>
      <text:p text:style-name="P10"><text:s text:c="12"/></text:p>
      <text:p text:style-name="P10"><text:s text:c="12"/>for(SHCM__HR_Organization__c HROrganizationObj : ListSHCMHROrganization){</text:p>
      <text:p text:style-name="P10"><text:s text:c="16"/></text:p>
      <text:p text:style-name="P10"><text:s text:c="16"/>system.debug('HROrganizationObj.Id----'+HROrganizationObj.Id);</text:p>
      <text:p text:style-name="P10"><text:s text:c="16"/>system.debug('HROrganizationObj.SHCM__currentTimePeriod__c----'+HROrganizationObj.SHCM__currentTimePeriod__c);</text:p>
      <text:p text:style-name="P10"><text:s text:c="16"/>system.debug('HRComBugetObj.SHCM__timePeriod__c----'+HRComBugetObj.SHCM__timePeriod__c);</text:p>
      <text:p text:style-name="P10"><text:s text:c="16"/>system.debug('HRComBugetObj.SHCM__organization__c----'+HRComBugetObj.SHCM__organization__c);</text:p>
      <text:p text:style-name="P10"><text:s text:c="32"/></text:p>
      <text:p text:style-name="P10"><text:s text:c="16"/>if(HROrganizationObj.Id != Null &amp;&amp; HROrganizationObj.SHCM__currentTimePeriod__c != Null &amp;&amp; HROrganizationObj.SHCM__currentTimePeriod__c == HRComBugetObj.SHCM__timePeriod__c <text:soft-page-break/>&amp;&amp; HROrganizationObj.Id == HRComBugetObj.SHCM__organization__c){</text:p>
      <text:p text:style-name="P10"><text:s text:c="16"/></text:p>
      <text:p text:style-name="P10"><text:s text:c="20"/>HRComBugetObj.addError('An Existin Comp Budget for the select time period already exists. You may not create more than one Comp Budget for the prriod.'); </text:p>
      <text:p text:style-name="P10"><text:s text:c="16"/>} <text:s text:c="11"/></text:p>
      <text:p text:style-name="P10"><text:s text:c="12"/>} <text:s text:c="7"/></text:p>
      <text:p text:style-name="P10"><text:s text:c="8"/>} <text:s text:c="4"/></text:p>
      <text:p text:style-name="P10"><text:s text:c="4"/>}</text:p>
      <text:p text:style-name="P10"><text:s text:c="4"/></text:p>
      <text:p text:style-name="P10"><text:s text:c="4"/></text:p>
      <text:p text:style-name="P10"><text:s text:c="5"/>public static void beforeUpdateHRCompBudget(List&lt;SHCM__HRCompBudget__c&gt; UpdateNewListOfHRCompBudget,Map&lt;Id,SHCM__HRCompBudget__c&gt; oldMapOfHRComBudeget){</text:p>
      <text:p text:style-name="P10"><text:s text:c="7"/>beforeUpdateHRCompBudgetAction(UpdateNewListOfHRCompBudget,oldMapOfHRComBudeget);</text:p>
      <text:p text:style-name="P10"><text:s text:c="4"/>}</text:p>
      <text:p text:style-name="P10"><text:s text:c="4"/></text:p>
      <text:p text:style-name="P10"><text:s text:c="5"/>private Static void beforeUpdateHRCompBudgetAction(List&lt;SHCM__HRCompBudget__c&gt; UpdateNewListOfHRCompBudget,Map&lt;Id,SHCM__HRCompBudget__c&gt; oldMapOfHRComBudeget){</text:p>
      <text:p text:style-name="P10"><text:s text:c="4"/></text:p>
      <text:p text:style-name="P10"><text:s text:c="8"/>Set&lt;String&gt; setHRCompBudgetId = new Set&lt;String&gt;(); <text:s text:c="3"/>//When ViewAll Checked</text:p>
      <text:p text:style-name="P10"><text:s text:c="8"/></text:p>
      <text:p text:style-name="P10"><text:s text:c="8"/>for(SHCM__HRCompBudget__c objCon : UpdateNewListOfHRCompBudget){</text:p>
      <text:p text:style-name="P10"><text:s text:c="12"/></text:p>
      <text:p text:style-name="P10"><text:s text:c="12"/>system.debug('objCon-----'+objCon);</text:p>
      <text:p text:style-name="P10"><text:s text:c="12"/>if(objCon != NULL){</text:p>
      <text:p text:style-name="P10"><text:s text:c="16"/>system.debug('objCon-----------'+objCon.id);</text:p>
      <text:p text:style-name="P10"><text:s text:c="16"/>setHRCompBudgetId.add(objCon.id); </text:p>
      <text:p text:style-name="P10"><text:s text:c="12"/>} <text:s text:c="2"/></text:p>
      <text:p text:style-name="P10"><text:s text:c="8"/>}</text:p>
      <text:p text:style-name="P10"><text:s text:c="8"/></text:p>
      <text:p text:style-name="P10"><text:s text:c="8"/>List&lt;SHCM__HR_Organization__c&gt; ListSHCMHROrganization = [Select id ,SHCM__currentTimePeriod__c,SHCM__currentTimePeriod__r.name, SHCM__parentOrganization__c, SHCM__parentOrganization__r.name,SHCM__masterOrganization__c,SHCM__masterOrganization__r.name from SHCM__HR_Organization__c]; </text:p>
      <text:p text:style-name="P10"><text:s text:c="8"/>System.debug('ListSHCMHROrganization---'+ListSHCMHROrganization);</text:p>
      <text:p text:style-name="P10"><text:s text:c="8"/></text:p>
      <text:p text:style-name="P10"><text:s text:c="8"/>for(SHCM__HRCompBudget__c HRComBugetObj:UpdateNewListOfHRCompBudget){</text:p>
      <text:p text:style-name="P10"><text:s text:c="12"/></text:p>
      <text:p text:style-name="P10"><text:s text:c="12"/>for(SHCM__HR_Organization__c HROrganizationObj : ListSHCMHROrganization){</text:p>
      <text:p text:style-name="P10"><text:s text:c="16"/></text:p>
      <text:p text:style-name="P10"><text:s text:c="16"/>system.debug('HROrganizationObj.Id----'+HROrganizationObj.Id);</text:p>
      <text:p text:style-name="P10"><text:s text:c="16"/>system.debug('HROrganizationObj.SHCM__currentTimePeriod__c----'+HROrganizationObj.SHCM__currentTimePeriod__c);</text:p>
      <text:p text:style-name="P10"><text:s text:c="16"/>system.debug('HRComBugetObj.SHCM__timePeriod__c----'+HRComBugetObj.SHCM__timePeriod__c);</text:p>
      <text:p text:style-name="P10"><text:s text:c="16"/><text:soft-page-break/>system.debug('HRComBugetObj.SHCM__organization__c----'+HRComBugetObj.SHCM__organization__c);</text:p>
      <text:p text:style-name="P10"><text:s text:c="16"/></text:p>
      <text:p text:style-name="P10"><text:s text:c="16"/>SHCM__HRCompBudget__c HRCompBudgetOld = oldMapOfHRComBudeget.get(HRComBugetObj.id);</text:p>
      <text:p text:style-name="P10"><text:s text:c="32"/></text:p>
      <text:p text:style-name="P10"><text:s text:c="15"/>// if(HROrganizationObj.Id != Null &amp;&amp; HROrganizationObj.SHCM__currentTimePeriod__c != Null &amp;&amp; HROrganizationObj.SHCM__currentTimePeriod__c == HRComBugetObj.SHCM__timePeriod__c &amp;&amp; HROrganizationObj.Id == HRComBugetObj.SHCM__organization__c){</text:p>
      <text:p text:style-name="P10"><text:s text:c="18"/>if( oldMapOfHRComBudeget.containsKey(HRComBugetObj.id)){</text:p>
      <text:p text:style-name="P10"><text:s text:c="20"/>HRComBugetObj.addError('An Existin Comp Budget for the select time period already exists. You may not create more than one Comp Budget for the prriod.'); </text:p>
      <text:p text:style-name="P10"><text:s text:c="16"/>} <text:s text:c="11"/></text:p>
      <text:p text:style-name="P10"><text:s text:c="12"/>} <text:s text:c="7"/></text:p>
      <text:p text:style-name="P10"><text:s text:c="8"/>} <text:s text:c="4"/></text:p>
      <text:p text:style-name="P10"><text:s text:c="4"/>}</text:p>
      <text:p text:style-name="P1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9:40:09.482596922</meta:creation-date>
    <dc:date>2017-08-04T16:27:27.762503624</dc:date>
    <meta:editing-duration>PT2H49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0" meta:paragraph-count="367" meta:word-count="814" meta:character-count="17155" meta:non-whitespace-character-count="13626"/>
  </office:meta>
</office:document-meta>
</file>